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7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Заголовок_20_1_20_прилож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paragraph-rsid="000ccc5e"/>
    </style:style>
    <style:style style:name="P21" style:family="paragraph" style:parent-style-name="Text_20_body">
      <style:paragraph-properties fo:text-align="justify" style:justify-single-word="false"/>
      <style:text-properties officeooo:paragraph-rsid="0090821c"/>
    </style:style>
    <style:style style:name="P22" style:family="paragraph" style:parent-style-name="Text_20_body">
      <style:paragraph-properties fo:text-align="justify" style:justify-single-word="false"/>
      <style:text-properties officeooo:paragraph-rsid="0087ee83"/>
    </style:style>
    <style:style style:name="P23" style:family="paragraph" style:parent-style-name="Text_20_body">
      <style:paragraph-properties fo:text-align="justify" style:justify-single-word="false"/>
      <style:text-properties officeooo:paragraph-rsid="00117c24"/>
    </style:style>
    <style:style style:name="P24" style:family="paragraph" style:parent-style-name="Text_20_body">
      <style:paragraph-properties fo:text-align="justify" style:justify-single-word="false"/>
      <style:text-properties officeooo:paragraph-rsid="0064df58"/>
    </style:style>
    <style:style style:name="P25" style:family="paragraph" style:parent-style-name="Text_20_body">
      <style:paragraph-properties fo:text-align="justify" style:justify-single-word="false"/>
      <style:text-properties officeooo:paragraph-rsid="00520690"/>
    </style:style>
    <style:style style:name="P26" style:family="paragraph" style:parent-style-name="Text_20_body">
      <style:paragraph-properties fo:text-align="justify" style:justify-single-word="false"/>
      <style:text-properties officeooo:paragraph-rsid="00519456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9" style:family="paragraph" style:parent-style-name="Text_20_body">
      <style:text-properties officeooo:rsid="006286f6" officeooo:paragraph-rsid="006286f6"/>
    </style:style>
    <style:style style:name="P30" style:family="paragraph" style:parent-style-name="Text_20_body">
      <style:paragraph-properties fo:text-indent="0cm" style:auto-text-indent="false"/>
      <style:text-properties officeooo:paragraph-rsid="00560755"/>
    </style:style>
    <style:style style:name="P31" style:family="paragraph" style:parent-style-name="Text_20_body">
      <style:text-properties officeooo:paragraph-rsid="00451c94"/>
    </style:style>
    <style:style style:name="P32" style:family="paragraph" style:parent-style-name="Text_20_body">
      <style:paragraph-properties fo:text-indent="0cm" style:auto-text-indent="false"/>
      <style:text-properties officeooo:paragraph-rsid="00451c94"/>
    </style:style>
    <style:style style:name="P33" style:family="paragraph" style:parent-style-name="Примечание">
      <style:text-properties officeooo:paragraph-rsid="0025b3b4"/>
    </style:style>
    <style:style style:name="P34" style:family="paragraph" style:parent-style-name="Text_20_body">
      <style:text-properties officeooo:paragraph-rsid="0027741d"/>
    </style:style>
    <style:style style:name="P35" style:family="paragraph" style:parent-style-name="Footnote">
      <style:text-properties officeooo:rsid="002aad39" officeooo:paragraph-rsid="002aad39"/>
    </style:style>
    <style:style style:name="P36" style:family="paragraph" style:parent-style-name="Footnote">
      <style:text-properties officeooo:rsid="002c5556" officeooo:paragraph-rsid="002c5556"/>
    </style:style>
    <style:style style:name="P37" style:family="paragraph" style:parent-style-name="Text_20_body">
      <style:text-properties officeooo:paragraph-rsid="000e63e1"/>
    </style:style>
    <style:style style:name="P38" style:family="paragraph" style:parent-style-name="Text_20_body">
      <style:text-properties officeooo:paragraph-rsid="006e86ce"/>
    </style:style>
    <style:style style:name="P39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4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43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4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4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4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4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49" style:family="paragraph" style:parent-style-name="Standard" style:master-page-name="">
      <style:paragraph-properties style:page-number="auto"/>
      <style:text-properties officeooo:paragraph-rsid="00b1d4a7"/>
    </style:style>
    <style:style style:name="P50" style:family="paragraph" style:parent-style-name="Standard">
      <style:paragraph-properties fo:text-align="justify" style:justify-single-word="false"/>
      <style:text-properties officeooo:paragraph-rsid="005c6d41"/>
    </style:style>
    <style:style style:name="P51" style:family="paragraph" style:parent-style-name="Standard">
      <style:paragraph-properties fo:text-align="justify" style:justify-single-word="false"/>
      <style:text-properties officeooo:paragraph-rsid="007d54eb"/>
    </style:style>
    <style:style style:name="P5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paragraph-rsid="000d7553"/>
    </style:style>
    <style:style style:name="P54" style:family="paragraph" style:parent-style-name="Text_20_body">
      <style:paragraph-properties fo:text-align="justify" style:justify-single-word="false"/>
      <style:text-properties officeooo:paragraph-rsid="000d7553"/>
    </style:style>
    <style:style style:name="P55" style:family="paragraph" style:parent-style-name="Text_20_body">
      <style:paragraph-properties fo:text-align="justify" style:justify-single-word="false"/>
      <style:text-properties officeooo:paragraph-rsid="00782b37"/>
    </style:style>
    <style:style style:name="P56" style:family="paragraph" style:parent-style-name="Text_20_body">
      <style:paragraph-properties fo:text-align="justify" style:justify-single-word="false"/>
      <style:text-properties officeooo:paragraph-rsid="007b7d6c"/>
    </style:style>
    <style:style style:name="P57" style:family="paragraph" style:parent-style-name="Text_20_body">
      <style:paragraph-properties fo:text-align="justify" style:justify-single-word="false"/>
      <style:text-properties officeooo:paragraph-rsid="00981cfc"/>
    </style:style>
    <style:style style:name="P58" style:family="paragraph" style:parent-style-name="Text_20_body">
      <style:paragraph-properties fo:text-align="justify" style:justify-single-word="false"/>
      <style:text-properties officeooo:paragraph-rsid="007b321d"/>
    </style:style>
    <style:style style:name="P59" style:family="paragraph" style:parent-style-name="Text_20_body">
      <style:paragraph-properties fo:text-align="justify" style:justify-single-word="false"/>
      <style:text-properties officeooo:paragraph-rsid="00a994ea"/>
    </style:style>
    <style:style style:name="P60" style:family="paragraph" style:parent-style-name="Text_20_body">
      <style:paragraph-properties fo:text-align="justify" style:justify-single-word="false"/>
      <style:text-properties officeooo:paragraph-rsid="00ab4468"/>
    </style:style>
    <style:style style:name="P61" style:family="paragraph" style:parent-style-name="Text_20_body">
      <style:paragraph-properties fo:text-align="justify" style:justify-single-word="false"/>
      <style:text-properties officeooo:paragraph-rsid="00b05ee4"/>
    </style:style>
    <style:style style:name="P62" style:family="paragraph" style:parent-style-name="Text_20_body">
      <style:paragraph-properties fo:text-indent="0cm" style:auto-text-indent="false"/>
      <style:text-properties officeooo:paragraph-rsid="008a1db2"/>
    </style:style>
    <style:style style:name="P63" style:family="paragraph" style:parent-style-name="Text_20_body">
      <style:text-properties officeooo:paragraph-rsid="002c5556"/>
    </style:style>
    <style:style style:name="P64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font-style="normal" officeooo:rsid="0084399e" style:font-style-asian="normal" style:font-style-complex="normal"/>
    </style:style>
    <style:style style:name="T17" style:family="text">
      <style:text-properties fo:font-style="normal" officeooo:rsid="0083e16f" style:font-style-asian="normal" style:font-style-complex="normal"/>
    </style:style>
    <style:style style:name="T18" style:family="text">
      <style:text-properties fo:font-style="normal" officeooo:rsid="00856e6b" style:font-style-asian="normal" style:font-style-complex="normal"/>
    </style:style>
    <style:style style:name="T19" style:family="text">
      <style:text-properties fo:font-style="normal" officeooo:rsid="0016b531" style:font-style-asian="normal" style:font-style-complex="normal"/>
    </style:style>
    <style:style style:name="T20" style:family="text">
      <style:text-properties fo:font-style="normal" officeooo:rsid="00117c24" style:font-style-asian="normal" style:font-style-complex="normal"/>
    </style:style>
    <style:style style:name="T21" style:family="text">
      <style:text-properties fo:font-style="normal" officeooo:rsid="001077b6" style:font-style-asian="normal" style:font-style-complex="normal"/>
    </style:style>
    <style:style style:name="T22" style:family="text">
      <style:text-properties fo:font-style="normal" officeooo:rsid="00579f9b" style:font-style-asian="normal" style:font-style-complex="normal"/>
    </style:style>
    <style:style style:name="T23" style:family="text">
      <style:text-properties fo:font-style="normal" officeooo:rsid="0064df58" style:font-style-asian="normal" style:font-style-complex="normal"/>
    </style:style>
    <style:style style:name="T24" style:family="text">
      <style:text-properties fo:font-style="normal" officeooo:rsid="00520690" style:font-style-asian="normal" style:font-style-complex="normal"/>
    </style:style>
    <style:style style:name="T25" style:family="text">
      <style:text-properties fo:font-style="normal" officeooo:rsid="0070f5fa" style:font-style-asian="normal" style:font-style-complex="normal"/>
    </style:style>
    <style:style style:name="T26" style:family="text">
      <style:text-properties fo:font-style="normal" officeooo:rsid="00338f18" style:font-style-asian="normal" style:font-style-complex="normal"/>
    </style:style>
    <style:style style:name="T27" style:family="text">
      <style:text-properties fo:font-style="normal" officeooo:rsid="00b3d374" style:font-style-asian="normal" style:font-style-complex="normal"/>
    </style:style>
    <style:style style:name="T28" style:family="text">
      <style:text-properties fo:font-style="normal" officeooo:rsid="0025b3b4" style:font-style-asian="normal" style:font-style-complex="normal"/>
    </style:style>
    <style:style style:name="T29" style:family="text">
      <style:text-properties fo:font-style="normal" officeooo:rsid="0027741d" style:font-style-asian="normal" style:font-style-complex="normal"/>
    </style:style>
    <style:style style:name="T30" style:family="text">
      <style:text-properties fo:font-style="normal" officeooo:rsid="002aad39" style:font-style-asian="normal" style:font-style-complex="normal"/>
    </style:style>
    <style:style style:name="T31" style:family="text">
      <style:text-properties fo:font-style="normal" officeooo:rsid="002c5556" style:font-style-asian="normal" style:font-style-complex="normal"/>
    </style:style>
    <style:style style:name="T32" style:family="text">
      <style:text-properties fo:font-style="normal" officeooo:rsid="004295eb" style:font-style-asian="normal" style:font-style-complex="normal"/>
    </style:style>
    <style:style style:name="T33" style:family="text">
      <style:text-properties fo:font-style="normal" officeooo:rsid="00534c3a" style:font-style-asian="normal" style:font-style-complex="normal"/>
    </style:style>
    <style:style style:name="T34" style:family="text">
      <style:text-properties fo:font-style="normal" officeooo:rsid="004788e2" style:font-style-asian="normal" style:font-style-complex="normal"/>
    </style:style>
    <style:style style:name="T35" style:family="text">
      <style:text-properties fo:font-style="normal" officeooo:rsid="000d7553" style:font-style-asian="normal" style:font-style-complex="normal"/>
    </style:style>
    <style:style style:name="T36" style:family="text">
      <style:text-properties fo:font-style="normal" officeooo:rsid="005b5884" style:font-style-asian="normal" style:font-style-complex="normal"/>
    </style:style>
    <style:style style:name="T37" style:family="text">
      <style:text-properties fo:font-style="normal" officeooo:rsid="000ee720" style:font-style-asian="normal" style:font-style-complex="normal"/>
    </style:style>
    <style:style style:name="T38" style:family="text">
      <style:text-properties fo:font-style="normal" officeooo:rsid="000e63e1" style:font-style-asian="normal" style:font-style-complex="normal"/>
    </style:style>
    <style:style style:name="T39" style:family="text">
      <style:text-properties fo:font-style="normal" officeooo:rsid="006e86ce" style:font-style-asian="normal" style:font-style-complex="normal"/>
    </style:style>
    <style:style style:name="T40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57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58" style:family="text">
      <style:text-properties officeooo:rsid="009220a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62fdca"/>
    </style:style>
    <style:style style:name="T61" style:family="text">
      <style:text-properties officeooo:rsid="0063bb59"/>
    </style:style>
    <style:style style:name="T62" style:family="text">
      <style:text-properties fo:font-size="14pt" fo:font-weight="bold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size="14pt" officeooo:rsid="005646c9" style:font-size-asian="14pt" style:font-size-complex="14pt"/>
    </style:style>
    <style:style style:name="T66" style:family="text">
      <style:text-properties fo:font-size="14pt" officeooo:rsid="0062fdca" style:font-size-asian="14pt" style:font-size-complex="14pt"/>
    </style:style>
    <style:style style:name="T67" style:family="text">
      <style:text-properties fo:font-size="14pt" officeooo:rsid="00579f9b" style:font-size-asian="14pt" style:font-size-complex="14pt"/>
    </style:style>
    <style:style style:name="T68" style:family="text">
      <style:text-properties fo:font-size="14pt" officeooo:rsid="005c6d41" style:font-size-asian="14pt" style:font-size-complex="14pt"/>
    </style:style>
    <style:style style:name="T69" style:family="text">
      <style:text-properties fo:font-size="14pt" officeooo:rsid="005b5884" style:font-size-asian="14pt" style:font-size-complex="14pt"/>
    </style:style>
    <style:style style:name="T70" style:family="text">
      <style:text-properties fo:font-size="14pt" officeooo:rsid="005b5ee3" style:font-size-asian="14pt" style:font-size-complex="14pt"/>
    </style:style>
    <style:style style:name="T71" style:family="text">
      <style:text-properties fo:font-size="14pt" fo:font-weight="normal" style:font-size-asian="14pt" style:font-weight-asian="normal" style:font-size-complex="14pt" style:font-weight-complex="normal"/>
    </style:style>
    <style:style style:name="T72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size="14pt" fo:font-style="normal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75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76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78" style:family="text">
      <style:text-properties officeooo:rsid="00595699"/>
    </style:style>
    <style:style style:name="T79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80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81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82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86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87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88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90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91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92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93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94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95" style:family="text">
      <style:text-properties officeooo:rsid="005c6d41"/>
    </style:style>
    <style:style style:name="T96" style:family="text">
      <style:text-properties officeooo:rsid="005b5ee3"/>
    </style:style>
    <style:style style:name="T97" style:family="text">
      <style:text-properties officeooo:rsid="0025b3b4"/>
    </style:style>
    <style:style style:name="T98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99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100" style:family="text">
      <style:text-properties officeooo:rsid="0041df9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52">Министерство образования, науки и молодежной политики</text:p>
      <text:p text:style-name="P4">Краснодарского края</text:p>
      <text:p text:style-name="P2">Государственное бюджетное профессиональное образовательное учреждение Краснодарского края «Ейский полипрофильный колледж»</text:p>
      <text:p text:style-name="P3"/>
      <text:p text:style-name="P3"/>
      <text:p text:style-name="P2">Отделение педагогики</text:p>
      <text:p text:style-name="P2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10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6"/>
      <text:p text:style-name="P6"/>
      <text:p text:style-name="P6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11">Фо<text:span text:style-name="T7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5"><text:span text:style-name="T7">г. </text:span>Ейск </text:p>
      <text:p text:style-name="P15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8"><text:a xlink:type="simple" xlink:href="#__RefHeading___Toc636_3527694714" text:style-name="Index_20_Link" text:visited-style-name="Index_20_Link">ВВЕДЕНИЕ<text:tab/>3</text:a></text:p>
          <text:p text:style-name="P18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9"><text:a xlink:type="simple" xlink:href="#__RefHeading___Toc638_3527694714" text:style-name="Index_20_Link" text:visited-style-name="Index_20_Link"><text:span text:style-name="T10">1.1 Описание предметной области</text:span><text:tab/>5</text:a></text:p>
          <text:p text:style-name="P19"><text:a xlink:type="simple" xlink:href="#__RefHeading___Toc640_3527694714" text:style-name="Index_20_Link" text:visited-style-name="Index_20_Link"><text:span text:style-name="T10">1.2 Описание назначения ПС</text:span><text:tab/>5</text:a></text:p>
          <text:p text:style-name="P19"><text:a xlink:type="simple" xlink:href="#__RefHeading___Toc1524_547038729" text:style-name="Index_20_Link" text:visited-style-name="Index_20_Link">1.3 Анализ требований к ПС<text:tab/>5</text:a></text:p>
          <text:p text:style-name="P19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8"><text:a xlink:type="simple" xlink:href="#__RefHeading___Toc1029_1288856879" text:style-name="Index_20_Link" text:visited-style-name="Index_20_Link">ГЛАВА 2 РАЗРАБОТКА ПРИЛОЖЕНИЯ<text:tab/>9</text:a></text:p>
          <text:p text:style-name="P19"><text:a xlink:type="simple" xlink:href="#__RefHeading___Toc1550_3303776979" text:style-name="Index_20_Link" text:visited-style-name="Index_20_Link">2.1 Разработка программных модулей<text:tab/>9</text:a></text:p>
          <text:p text:style-name="P18"><text:a xlink:type="simple" xlink:href="#__RefHeading___Toc656_3527694714" text:style-name="Index_20_Link" text:visited-style-name="Index_20_Link"><text:span text:style-name="T10">ЗАКЛЮЧЕНИЕ</text:span><text:tab/>10</text:a></text:p>
          <text:p text:style-name="P18"><text:a xlink:type="simple" xlink:href="#__RefHeading___Toc658_3527694714" text:style-name="Index_20_Link" text:visited-style-name="Index_20_Link"><text:span text:style-name="T10">СПИСОК ИСПОЛЬЗОВАННЫХ ИСТОЧНИКОВ</text:span><text:tab/>11</text:a></text:p>
          <text:p text:style-name="P18"><text:a xlink:type="simple" xlink:href="#__RefHeading___Toc677_3527694714" text:style-name="Index_20_Link" text:visited-style-name="Index_20_Link">ПРИЛОЖЕНИЕ <text:span text:style-name="T10">А</text:span><text:tab/>12</text:a></text:p>
        </text:index-body>
      </text:table-of-content>
      <text:p text:style-name="P20"><text:span text:style-name="Emphasis"><text:span text:style-name="T12"/></text:span></text:p>
      <text:h text:style-name="P39" text:outline-level="1"><text:bookmark-start text:name="__RefHeading___Toc636_3527694714"/>ВВЕДЕНИЕ<text:bookmark-end text:name="__RefHeading___Toc636_3527694714"/></text:h>
      <text:p text:style-name="P21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22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57">ь обслуж</text:span></text:span><text:span text:style-name="Emphasis"><text:span text:style-name="T15">ить как одного человека, так и к</text:span></text:span><text:span text:style-name="Emphasis"><text:span text:style-name="T16">омпанию</text:span></text:span><text:span text:style-name="Emphasis"><text:span text:style-name="T15">, </text:span></text:span><text:span text:style-name="Emphasis"><text:span text:style-name="T17">предоставляя различные блюда </text:span></text:span><text:span text:style-name="Emphasis"><text:span text:style-name="T18">и напитки</text:span></text:span><text:span text:style-name="Emphasis"><text:span text:style-name="T15">. </text:span></text:span></text:p>
      <text:p text:style-name="P28">Актуальность</text:p>
      <text:p text:style-name="P29"><text:tab/><text:span text:style-name="T58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30"><text:span text:style-name="T59"><text:tab/>Объект</text:span> – предметная область <text:span text:style-name="T60">ресторан.</text:span></text:p>
      <text:p text:style-name="P31"><text:span text:style-name="T59">Предмет</text:span> – <text:span text:style-name="T61">процесс </text:span><text:span text:style-name="T60">оформлени</text:span><text:span text:style-name="T61">я</text:span><text:span text:style-name="T60"> заказа</text:span>.</text:p>
      <text:p text:style-name="P7"><text:span text:style-name="T62"><text:tab/>Цель работы</text:span><text:span text:style-name="T64"> – разработка </text:span><text:span text:style-name="T65">модулей информационной системы </text:span><text:span text:style-name="T66">оформления заказа</text:span><text:span text:style-name="T65"> предметной области </text:span><text:span text:style-name="T66">ресторан.</text:span></text:p>
      <text:p text:style-name="P7"><text:span text:style-name="T64"><text:tab/></text:span><text:span text:style-name="T63">Задачи:</text:span></text:p>
      <text:p text:style-name="P32"><text:span text:style-name="T59"><text:tab/></text:span><text:span text:style-name="T71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45" loext:marker-style-name="T64"><text:span text:style-name="T64">Описание предметной области;</text:span></text:p>
        </text:list-item>
        <text:list-item>
          <text:p text:style-name="P45" loext:marker-style-name="T64"><text:span text:style-name="T64">Описание назначение ПС;</text:span></text:p>
        </text:list-item>
        <text:list-item>
          <text:p text:style-name="P45" loext:marker-style-name="T64"><text:span text:style-name="T64">Анализ требований к ПС;</text:span></text:p>
        </text:list-item>
        <text:list-item>
          <text:p text:style-name="P45" loext:marker-style-name="T64"><text:span text:style-name="T64">Выбор технологии программирования;</text:span></text:p>
        </text:list-item>
        <text:list-item>
          <text:p text:style-name="P45" loext:marker-style-name="T64"><text:span text:style-name="T64">Выбор среды программирования;</text:span></text:p>
        </text:list-item>
        <text:list-item>
          <text:p text:style-name="P46" loext:marker-style-name="T64"><text:span text:style-name="T67">Создание информационной модели данных;</text:span></text:p>
        </text:list-item>
        <text:list-item>
          <text:p text:style-name="P46" loext:marker-style-name="T64"><text:span text:style-name="T64">Разработка </text:span><text:span text:style-name="T68">программных </text:span><text:span text:style-name="T69">модулей</text:span><text:span text:style-name="T64">;</text:span></text:p>
        </text:list-item>
        <text:list-item>
          <text:p text:style-name="P47" loext:marker-style-name="T64"><text:span text:style-name="T64">Интеграция программных модулей;</text:span></text:p>
        </text:list-item>
        <text:list-item>
          <text:p text:style-name="P48" loext:marker-style-name="T64"><text:span text:style-name="T64">Описание интерфейса </text:span><text:span text:style-name="T70">приложения</text:span><text:span text:style-name="T64">;</text:span></text:p>
        </text:list-item>
      </text:list>
      <text:p text:style-name="P8"><text:span text:style-name="Emphasis"><text:span text:style-name="T72">Структура работы: </text:span></text:span><text:span text:style-name="Emphasis"><text:span text:style-name="T74">курсовой проект состоит из введения, двух глав, заключения, списка литературы. В первой главе описан</text:span></text:span><text:span text:style-name="Emphasis"><text:span text:style-name="T75">о проектирование </text:span></text:span><text:soft-page-break/><text:span text:style-name="Emphasis"><text:span text:style-name="T75">системы.</text:span></text:span><text:span text:style-name="Emphasis"><text:span text:style-name="T74"> Вторая глава посвящена описанию процесса разработки </text:span></text:span><text:span text:style-name="Emphasis"><text:span text:style-name="T75">системы оформления заказов.</text:span></text:span></text:p>
      <text:h text:style-name="P40" text:outline-level="1"><text:bookmark-start text:name="__RefHeading___Toc1546_3303776979"/>ГЛАВА 1 <text:span text:style-name="T3">ПРОЕКТИРОВАНИЕ ПРИЛОЖЕНИЯ</text:span><text:span text:style-name="T78"> </text:span><text:bookmark-end text:name="__RefHeading___Toc1546_3303776979"/></text:h>
      <text:h text:style-name="P41" text:outline-level="2"><text:bookmark-start text:name="__RefHeading___Toc638_3527694714"/><text:span text:style-name="Emphasis"><text:span text:style-name="T73">1.</text:span></text:span><text:span text:style-name="Emphasis"><text:span text:style-name="T76">1</text:span></text:span><text:span text:style-name="Emphasis"><text:span text:style-name="T73"> </text:span></text:span><text:span text:style-name="Emphasis"><text:span text:style-name="T77">Описание предметной </text:span></text:span><text:span text:style-name="T79">области</text:span><text:bookmark-end text:name="__RefHeading___Toc638_3527694714"/></text:h>
      <text:p text:style-name="P9"><text:span text:style-name="Emphasis"><text:span text:style-name="T19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23"><text:span text:style-name="Emphasis"><text:span text:style-name="T20"/></text:span></text:p>
      <text:h text:style-name="P43" text:outline-level="2"><text:span text:style-name="Emphasis"><text:span text:style-name="T20"/></text:span></text:h>
      <text:h text:style-name="P43" text:outline-level="2"><text:bookmark-start text:name="__RefHeading___Toc640_3527694714"/><text:span text:style-name="Emphasis"><text:span text:style-name="T20">1.</text:span></text:span><text:span text:style-name="Emphasis"><text:span text:style-name="T21">2</text:span></text:span><text:span text:style-name="Emphasis"><text:span text:style-name="T10"> </text:span></text:span><text:span text:style-name="Emphasis"><text:span text:style-name="T22">Описание назначения ПС</text:span></text:span><text:bookmark-end text:name="__RefHeading___Toc640_3527694714"/></text:h>
      <text:p text:style-name="P24"><text:span text:style-name="Emphasis"><text:span text:style-name="T23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25"><text:span text:style-name="Emphasis"><text:span text:style-name="T24"/></text:span></text:p>
      <text:p text:style-name="P25"><text:span text:style-name="Emphasis"><text:span text:style-name="T24"/></text:span></text:p>
      <text:h text:style-name="P42" text:outline-level="2"><text:bookmark-start text:name="__RefHeading___Toc1524_547038729"/><text:span text:style-name="T80">1.3 </text:span><text:span text:style-name="T81">Анализ требований к ПС</text:span><text:bookmark-end text:name="__RefHeading___Toc1524_547038729"/></text:h>
      <text:p text:style-name="P54"><text:span text:style-name="Emphasis"><text:span text:style-name="T40">Функциональные требования:</text:span></text:span></text:p>
      <text:p text:style-name="P54"><text:span text:style-name="Emphasis"><text:span text:style-name="T25">—</text:span></text:span><text:span text:style-name="Emphasis"><text:span text:style-name="T26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54"><text:span text:style-name="Emphasis"><text:span text:style-name="T26"/></text:span></text:p>
      <text:p text:style-name="P54"><text:soft-page-break/><text:span text:style-name="Emphasis"><text:span text:style-name="T25">—</text:span></text:span><text:span text:style-name="Emphasis"><text:span text:style-name="T26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50"><text:span text:style-name="Emphasis"><text:span text:style-name="T41"/></text:span></text:p>
      <text:p text:style-name="P55"><text:span text:style-name="Emphasis"><text:span text:style-name="T40">Требо</text:span></text:span><text:span text:style-name="Emphasis"><text:span text:style-name="T42">вания к структуре ПС</text:span></text:span><text:span text:style-name="Emphasis"><text:span text:style-name="T40">:</text:span></text:span></text:p>
      <text:p text:style-name="P55"><text:span text:style-name="Emphasis"><text:span text:style-name="T48"/></text:span></text:p>
      <text:p text:style-name="P56"><text:span text:style-name="Emphasis"><text:span text:style-name="T49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0">.</text:span></text:span></text:p>
      <text:p text:style-name="P56"><text:span text:style-name="Emphasis"><text:span text:style-name="T48"/></text:span></text:p>
      <text:p text:style-name="P55"><text:span text:style-name="Emphasis"><text:span text:style-name="T42">Требования к надежности</text:span></text:span><text:span text:style-name="Emphasis"><text:span text:style-name="T40">:</text:span></text:span></text:p>
      <text:p text:style-name="P56"><text:span text:style-name="Emphasis"><text:span text:style-name="T48"/></text:span></text:p>
      <text:p text:style-name="P56"><text:span text:style-name="Emphasis"><text:span text:style-name="T49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56"><text:span text:style-name="Emphasis"><text:span text:style-name="T49"/></text:span></text:p>
      <text:p text:style-name="P56"><text:span text:style-name="Emphasis"><text:span text:style-name="T49">— </text:span></text:span><text:span text:style-name="Emphasis"><text:span text:style-name="T51">Обработка исключений с непрерывной работой.</text:span></text:span></text:p>
      <text:p text:style-name="P56"><text:span text:style-name="Emphasis"><text:span text:style-name="T48"/></text:span></text:p>
      <text:p text:style-name="P55"><text:span text:style-name="Emphasis"><text:span text:style-name="T43">У</text:span></text:span><text:span text:style-name="Emphasis"><text:span text:style-name="T40">словия эксплуатации:</text:span></text:span></text:p>
      <text:p text:style-name="P56"><text:span text:style-name="Emphasis"><text:span text:style-name="T48"/></text:span></text:p>
      <text:p text:style-name="P56"><text:span text:style-name="Emphasis"><text:span text:style-name="T49">— Температурный режим: Операционная среда: от 10°C до 40°C;</text:span></text:span></text:p>
      <text:p text:style-name="P56"><text:span text:style-name="Emphasis"><text:span text:style-name="T49"/></text:span></text:p>
      <text:p text:style-name="P57"><text:span text:style-name="Emphasis"><text:span text:style-name="T49">— Уровень влажности: Не более 85% при отсутствии конденсата</text:span></text:span><text:span text:style-name="Emphasis"><text:span text:style-name="T50">;</text:span></text:span></text:p>
      <text:p text:style-name="P56"><text:span text:style-name="Emphasis"><text:span text:style-name="T49"/></text:span></text:p>
      <text:p text:style-name="P57"><text:span text:style-name="Emphasis"><text:span text:style-name="T49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56"><text:span text:style-name="Emphasis"><text:span text:style-name="T49"/></text:span></text:p>
      <text:p text:style-name="P57"><text:span text:style-name="Emphasis"><text:span text:style-name="T49">— Персонал: <text:s/>Ожидается, что от 2 до </text:span></text:span><text:span text:style-name="Emphasis"><text:span text:style-name="T52">10</text:span></text:span><text:span text:style-name="Emphasis"><text:span text:style-name="T49"> сотрудников будут работать с системой одновременно в часы пик.</text:span></text:span></text:p>
      <text:p text:style-name="P56"><text:span text:style-name="Emphasis"><text:span text:style-name="T48"/></text:span></text:p>
      <text:p text:style-name="P55"><text:soft-page-break/><text:span text:style-name="Emphasis"><text:span text:style-name="T43">Т</text:span></text:span><text:span text:style-name="Emphasis"><text:span text:style-name="T42">ребования к составу и параметрам технических средств</text:span></text:span><text:span text:style-name="Emphasis"><text:span text:style-name="T40">:</text:span></text:span></text:p>
      <text:p text:style-name="P56"><text:span text:style-name="Emphasis"><text:span text:style-name="T48"/></text:span></text:p>
      <text:p text:style-name="P56"><text:span text:style-name="Emphasis"><text:span text:style-name="T49">— Минимальные системные требования к настольным компьютерам: </text:span></text:span><text:span text:style-name="Emphasis"><text:span text:style-name="T53">операционная система </text:span></text:span><text:span text:style-name="Emphasis"><text:span text:style-name="T82">Windows, </text:span></text:span><text:span text:style-name="Emphasis"><text:span text:style-name="T49">процессор не ниже 2.0 ГГц, 4 ГБ ОЗУ, 500 МБ свободного места на жестком диске.</text:span></text:span></text:p>
      <text:p text:style-name="P56"><text:span text:style-name="Emphasis"><text:span text:style-name="T48"/></text:span></text:p>
      <text:p text:style-name="P55"><text:span text:style-name="Emphasis"><text:span text:style-name="T43">Т</text:span></text:span><text:span text:style-name="Emphasis"><text:span text:style-name="T42">ребования к информационной и программной совместимости</text:span></text:span><text:span text:style-name="Emphasis"><text:span text:style-name="T40">:</text:span></text:span></text:p>
      <text:p text:style-name="P56"><text:span text:style-name="Emphasis"><text:span text:style-name="T48"/></text:span></text:p>
      <text:p text:style-name="P56"><text:span text:style-name="Emphasis"><text:span text:style-name="T49">— </text:span></text:span><text:span text:style-name="Emphasis"><text:span text:style-name="T54">Язык программирования: </text:span></text:span><text:span text:style-name="Emphasis"><text:span text:style-name="T83">C#</text:span></text:span><text:span text:style-name="Emphasis"><text:span text:style-name="T90">;</text:span></text:span></text:p>
      <text:p text:style-name="P56"><text:span text:style-name="Emphasis"><text:span text:style-name="T49"/></text:span></text:p>
      <text:p text:style-name="P56"><text:span text:style-name="Emphasis"><text:span text:style-name="T49">— </text:span></text:span><text:span text:style-name="Emphasis"><text:span text:style-name="T54">Поддержка работы с реляционными СУБД.</text:span></text:span></text:p>
      <text:p text:style-name="P56"><text:span text:style-name="Emphasis"><text:span text:style-name="T48"/></text:span></text:p>
      <text:p text:style-name="P55"><text:span text:style-name="Emphasis"><text:span text:style-name="T43">Т</text:span></text:span><text:span text:style-name="Emphasis"><text:span text:style-name="T42">ребования к транспортировке и хранению</text:span></text:span><text:span text:style-name="Emphasis"><text:span text:style-name="T40">:</text:span></text:span></text:p>
      <text:p text:style-name="P56"><text:span text:style-name="Emphasis"><text:span text:style-name="T48"/></text:span></text:p>
      <text:p text:style-name="P56"><text:span text:style-name="Emphasis"><text:span text:style-name="T49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56"><text:span text:style-name="Emphasis"><text:span text:style-name="T49"/></text:span></text:p>
      <text:p text:style-name="P56"><text:span text:style-name="Emphasis"><text:span text:style-name="T49">— Данные должны храниться на защищенном сервере с регулярным бэкапом.</text:span></text:span></text:p>
      <text:p text:style-name="P56"><text:span text:style-name="Emphasis"><text:span text:style-name="T48"/></text:span></text:p>
      <text:p text:style-name="P58"><text:span text:style-name="Emphasis"><text:span text:style-name="T44">Специ</text:span></text:span><text:span text:style-name="Emphasis"><text:span text:style-name="T40">а</text:span></text:span><text:span text:style-name="Emphasis"><text:span text:style-name="T44">льные требования</text:span></text:span><text:span text:style-name="Emphasis"><text:span text:style-name="T40">:</text:span></text:span></text:p>
      <text:p text:style-name="P56"><text:span text:style-name="Emphasis"><text:span text:style-name="T48"/></text:span></text:p>
      <text:p text:style-name="P59"><text:span text:style-name="Emphasis"><text:span text:style-name="T49">— </text:span></text:span><text:span text:style-name="Emphasis"><text:span text:style-name="T48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56"><text:span text:style-name="Emphasis"><text:span text:style-name="T49"/></text:span></text:p>
      <text:p text:style-name="P60"><text:span text:style-name="Emphasis"><text:span text:style-name="T49">— </text:span></text:span><text:span text:style-name="Emphasis"><text:span text:style-name="T55">С</text:span></text:span><text:span text:style-name="Emphasis"><text:span text:style-name="T48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60"><text:span text:style-name="Emphasis"><text:span text:style-name="T48"/></text:span></text:p>
      <text:p text:style-name="P61"><text:soft-page-break/><text:span text:style-name="Emphasis"><text:span text:style-name="T49">— </text:span></text:span>Система должна обеспечивать быстрое время отклика на запросы пользователей, даже в условиях высокой нагрузки.</text:p>
      <text:p text:style-name="P56"><text:span text:style-name="Emphasis"><text:span text:style-name="T41"/></text:span></text:p>
      <text:p text:style-name="P62"><text:span text:style-name="Emphasis"><text:span text:style-name="T45"><text:tab/>Технологи</text:span></text:span><text:span text:style-name="Emphasis"><text:span text:style-name="T46">и</text:span></text:span><text:span text:style-name="Emphasis"><text:span text:style-name="T45"> программирования – </text:span></text:span><text:span text:style-name="Emphasis"><text:span text:style-name="T47">Среда: </text:span></text:span><text:span text:style-name="Emphasis"><text:span text:style-name="T84">Visual Studio </text:span></text:span><text:span text:style-name="Emphasis"><text:span text:style-name="T91">на </text:span></text:span><text:span text:style-name="Emphasis"><text:span text:style-name="T85">Windows</text:span></text:span><text:span text:style-name="Emphasis"><text:span text:style-name="T84">, </text:span></text:span><text:span text:style-name="Emphasis"><text:span text:style-name="T92">Язык: </text:span></text:span><text:span text:style-name="Emphasis"><text:span text:style-name="T86">C#, </text:span></text:span><text:span text:style-name="Emphasis"><text:span text:style-name="T92">Компилятор: </text:span></text:span><text:span text:style-name="Emphasis"><text:span text:style-name="T87">Ro</text:span></text:span><text:span text:style-name="Emphasis"><text:span text:style-name="T88">s</text:span></text:span><text:span text:style-name="Emphasis"><text:span text:style-name="T87">lyn</text:span></text:span><text:span text:style-name="Emphasis"><text:span text:style-name="T86">, <text:s/></text:span></text:span><text:span text:style-name="Emphasis"><text:span text:style-name="T92">Инструменты: </text:span></text:span><text:span text:style-name="Emphasis"><text:span text:style-name="T86">Windows Forms,</text:span></text:span><text:span text:style-name="Emphasis"><text:span text:style-name="T89"> </text:span></text:span><text:span text:style-name="Emphasis"><text:span text:style-name="T93">Стиль программирования: </text:span></text:span><text:span text:style-name="Emphasis"><text:span text:style-name="T94">ООП.</text:span></text:span><text:span text:style-name="Emphasis"><text:span text:style-name="T56"> </text:span></text:span></text:p>
      <text:p text:style-name="P51"><text:span text:style-name="Emphasis"><text:span text:style-name="T45"/></text:span></text:p>
      <text:p text:style-name="P51"><text:span text:style-name="Emphasis"><text:span text:style-name="T45"/></text:span></text:p>
      <text:p text:style-name="P50"><text:span text:style-name="Emphasis"><text:span text:style-name="T41"/></text:span></text:p>
      <text:h text:style-name="P44" text:outline-level="2"><text:bookmark-start text:name="__RefHeading___Toc640_3527694714 Копия 1"/><text:span text:style-name="Emphasis"><text:span text:style-name="T27">Вывод</text:span></text:span><text:bookmark-end text:name="__RefHeading___Toc640_3527694714 Копия 1"/></text:h>
      <text:p text:style-name="P49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40" text:outline-level="1"><text:bookmark-start text:name="__RefHeading___Toc1029_1288856879"/>ГЛАВА 2 РАЗРАБОТКА <text:span text:style-name="T3">ПР</text:span><text:span text:style-name="T95">ИЛОЖЕНИЯ</text:span><text:bookmark-end text:name="__RefHeading___Toc1029_1288856879"/></text:h>
      <text:h text:style-name="Heading_20_2" text:outline-level="2"><text:bookmark-start text:name="__RefHeading___Toc1550_3303776979"/>2.1 <text:span text:style-name="T3">Разработка </text:span><text:span text:style-name="T95">программных </text:span><text:span text:style-name="T96">модулей</text:span> <text:bookmark-end text:name="__RefHeading___Toc1550_3303776979"/></text:h>
      <text:p text:style-name="P26"><text:span text:style-name="Emphasis"><text:span text:style-name="T12">&lt;</text:span></text:span><text:span text:style-name="Emphasis"><text:span text:style-name="T28">Оформление примечаний. Примечания не должны содержать требований</text:span></text:span><text:span text:style-name="Emphasis"><text:span text:style-name="T12">&gt;</text:span></text:span></text:p>
      <text:p text:style-name="P33"><text:span text:style-name="Emphasis"><text:span text:style-name="T97">Примечание — Далее следует текст примечания.</text:span></text:span></text:p>
      <text:p text:style-name="P33"><text:span text:style-name="Emphasis"/></text:p>
      <text:p text:style-name="P33"><text:span text:style-name="Emphasis"><text:span text:style-name="T97">Примечание</text:span></text:span></text:p>
      <text:p text:style-name="P33"><text:span text:style-name="Emphasis"><text:span text:style-name="T97">1 Несколько примечаний</text:span></text:span></text:p>
      <text:p text:style-name="P33"><text:span text:style-name="Emphasis"><text:span text:style-name="T97">2 Нумеруют арабскими цифрами</text:span></text:span></text:p>
      <text:p text:style-name="P33"><text:span text:style-name="Emphasis"/></text:p>
      <text:p text:style-name="P34"><text:span text:style-name="Emphasis"><text:span text:style-name="T29">&lt;Оформление сносок&gt;</text:span></text:span></text:p>
      <text:p text:style-name="P34"><text:span text:style-name="Emphasis"><text:span text:style-name="T30">Можно символом </text:span></text:span><text:span text:style-name="Emphasis"><text:span text:style-name="T30"><text:note text:id="ftn1" text:note-class="footnote"><text:note-citation text:label="*">*</text:note-citation><text:note-body><text:p text:style-name="P35">Символ звездочка можно использовать до трех раз</text:p></text:note-body></text:note></text:span></text:span><text:span text:style-name="Emphasis"><text:span text:style-name="T30"><text:s/></text:span></text:span></text:p>
      <text:p text:style-name="P63"><text:span text:style-name="Emphasis"><text:span text:style-name="T31">С нумерацией сложнее</text:span></text:span><text:span text:style-name="Emphasis"><text:span text:style-name="T31"><text:note text:id="ftn2" text:note-class="footnote"><text:note-citation>1</text:note-citation><text:note-body><text:p text:style-name="P36">Очень скользкое место в LibreOffice</text:p></text:note-body></text:note></text:span></text:span><text:span text:style-name="Emphasis"><text:span text:style-name="T98">) </text:span></text:span><text:span text:style-name="Emphasis"><text:span text:style-name="T99"><text:s/>Скобка устанавливается вручную (как верхний индекс), сноска автоматически (установка скобки Сервис → Сноски → После «)»)</text:span></text:span></text:p>
      <text:p text:style-name="P63"/>
      <text:h text:style-name="P40" text:outline-level="1"><text:bookmark-start text:name="__RefHeading___Toc656_3527694714"/><text:span text:style-name="Emphasis"><text:span text:style-name="T10">З</text:span></text:span><text:span text:style-name="Emphasis"><text:span text:style-name="T32">АКЛЮЧЕНИЕ</text:span></text:span><text:bookmark-end text:name="__RefHeading___Toc656_3527694714"/></text:h>
      <text:p text:style-name="P27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27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27">Все этапы по реализации данных задач были выполнены, и поставленная цель была достигнута.</text:p>
      <text:p text:style-name="P27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27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27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27"><text:span text:style-name="Emphasis"><text:span text:style-name="T10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33">…………..</text:span></text:span><text:span text:style-name="Emphasis"><text:span text:style-name="T10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40" text:outline-level="1"><text:bookmark-start text:name="__RefHeading___Toc658_3527694714"/><text:span text:style-name="Emphasis"><text:span text:style-name="T10">С</text:span></text:span><text:span text:style-name="Emphasis"><text:span text:style-name="T32">ПИСОК </text:span></text:span><text:span text:style-name="Emphasis"><text:span text:style-name="T34">ИСПОЛЬЗОВАННЫХ ИСТОЧНИКОВ</text:span></text:span><text:bookmark-end text:name="__RefHeading___Toc658_3527694714"/></text:h>
      <text:list text:style-name="L1">
        <text:list-item>
          <text:p text:style-name="P53"><text:span text:style-name="Emphasis"><text:span text:style-name="T35"/></text:span></text:p>
        </text:list-item>
      </text:list>
      <text:h text:style-name="P40" text:outline-level="1"><text:bookmark-start text:name="__RefHeading___Toc677_3527694714"/>П<text:span text:style-name="T100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Text_20_body"><text:span text:style-name="Emphasis"><text:span text:style-name="T36">Листинг 1 - &lt;Файл или класс&gt;</text:span></text:span></text:p>
      <text:p text:style-name="P17"><text:bookmark-start text:name="__RefHeading___Toc679_3527694714"/><text:span text:style-name="Emphasis"><text:span text:style-name="T10">П</text:span></text:span><text:span text:style-name="Emphasis"><text:span text:style-name="T37">р</text:span></text:span><text:span text:style-name="Emphasis"><text:span text:style-name="T10">иложение </text:span></text:span><text:span text:style-name="Emphasis"><text:span text:style-name="T19">Б</text:span></text:span><text:bookmark-end text:name="__RefHeading___Toc679_3527694714"/></text:p>
      <text:p text:style-name="P37"><text:span text:style-name="Emphasis"><text:span text:style-name="T38">&lt;Может включать схемы, диаграммы&gt;</text:span></text:span></text:p>
      <text:p text:style-name="P38"><text:span text:style-name="Emphasis"><text:span text:style-name="T39">Рисунок Б.1 - …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4H57M5S</meta:editing-duration>
    <meta:editing-cycles>80</meta:editing-cycles>
    <meta:generator>LibreOffice/24.2.4.2$Windows_X86_64 LibreOffice_project/51a6219feb6075d9a4c46691dcfe0cd9c4fff3c2</meta:generator>
    <dc:title>Реферат ГОСТ</dc:title>
    <dc:date>2024-11-08T21:41:52.186000000</dc:date>
    <meta:document-statistic meta:table-count="0" meta:image-count="0" meta:object-count="0" meta:page-count="13" meta:paragraph-count="107" meta:word-count="903" meta:character-count="7208" meta:non-whitespace-character-count="6361"/>
  </office:meta>
</office:document-meta>
</file>